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24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24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793cm" svg:y1="13.808cm" svg:x2="10.658cm" svg:y2="13.939cm">
            <text:p/>
          </draw:line>
          <draw:line draw:style-name="gr1" draw:text-style-name="P1" draw:layer="layout" svg:x1="10.387cm" svg:y1="15.593cm" svg:x2="10.387cm" svg:y2="15.78cm">
            <text:p/>
          </draw:line>
          <draw:g>
            <draw:line draw:style-name="gr2" draw:text-style-name="P2" draw:layer="layout" svg:x1="12.156cm" svg:y1="15.673cm" svg:x2="10.231cm" svg:y2="15.673cm">
              <text:p/>
            </draw:line>
            <draw:line draw:style-name="gr3" draw:text-style-name="P2" draw:layer="layout" svg:x1="10.511cm" svg:y1="13.605cm" svg:x2="12.157cm" svg:y2="15.669cm">
              <text:p/>
            </draw:line>
            <draw:frame draw:style-name="gr4" draw:text-style-name="P3" draw:layer="layout" svg:width="3.567cm" svg:height="1.943cm" svg:x="8.608cm" svg:y="13.893cm">
              <draw:image xlink:href="Pictures/1000020100000526000002D0AF5CFC75A470C9F3.png" xlink:type="simple" xlink:show="embed" xlink:actuate="onLoad">
                <text:p/>
              </draw:image>
            </draw:frame>
          </draw:g>
          <draw:frame draw:style-name="gr5" draw:text-style-name="P5" draw:layer="layout" svg:width="0.204cm" svg:height="0.38cm" svg:x="12.205cm" svg:y="15.638cm">
            <draw:text-box>
              <text:p text:style-name="P4"><text:span text:style-name="T1">A</text:span></text:p>
            </draw:text-box>
          </draw:frame>
          <draw:frame draw:style-name="gr5" draw:text-style-name="P5" draw:layer="layout" svg:width="0.204cm" svg:height="0.38cm" svg:x="10.809cm" svg:y="13.599cm">
            <draw:text-box>
              <text:p text:style-name="P4"><text:span text:style-name="T1">C</text:span></text:p>
            </draw:text-box>
          </draw:frame>
          <draw:frame draw:style-name="gr5" draw:text-style-name="P5" draw:layer="layout" svg:width="0.205cm" svg:height="0.38cm" svg:x="10.291cm" svg:y="15.698cm">
            <draw:text-box>
              <text:p text:style-name="P4"><text:span text:style-name="T1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442" draw:display-name="Dashed (var) 2442" draw:style="rect" draw:dots1="1" draw:dots1-length="0.003cm" draw:dots2="1" draw:dots2-length="0.003cm" draw:distance="0.003cm"/>
    <draw:stroke-dash draw:name="Dashed_20__28_var_29__20_2443" draw:display-name="Dashed (var) 2443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05:31.479369312</meta:creation-date>
    <dc:date>2018-02-09T16:06:21.120322069</dc:date>
    <meta:editing-duration>PT49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